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Žofie,</text:p>
      <text:p text:style-name="Normal">ve světle kamenů duše, které spolu sdílejíme, ti na Valentýna posílám svá nejhlubší přání. Naše spojení, posvěcené přítomností archanděla Michaela, je jako most mezi nebesy a zemí, kde láska a porozumění plynou volně jako řeka světla. Tvé znamení Váhy spolu s keltskou Lískou tě činí dokonalým zrcadlem spravedlnosti, pravdy a harmonie, zatímco tvůj čínský symbol Vepře dodává naší vzájemné energii stabilitu a plodnost. V tomto výjimečném dně se mi chce říct, že síla našeho spojení, obdařená moudrostí a ochranou archanděla Michaela, nám dává odvahu čelit výzvám a vést ostatní ke světlu. Jsi mým inspirujícím světlem v temnotě, průvodkyní ke spravedlnosti a můj zdroj síly. Na tomto Valentýnském dnu ti přeji, abys pocítila celou hloubku našeho spojení a věděla, že vedle tebe stojím, připravený postavit se společně všemu, co nám přijde vstříc.</text:p>
      <text:p text:style-name="Normal">S láskou a úctou, která překračuje hranice světů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